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ta-3" style:family="table" style:master-page-name="ta-mp-3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8.75pt" style:use-optimal-column-width="true"/>
    </style:style>
    <style:style style:name="ACOL-2" style:family="table-column">
      <style:table-column-properties style:column-width="102.75pt" style:use-optimal-column-width="true"/>
    </style:style>
    <style:style style:name="ACOL-3" style:family="table-column"/>
    <style:style style:name="ACOL-4" style:family="table-column">
      <style:table-column-properties style:column-width="54.75pt" style:use-optimal-column-width="true"/>
    </style:style>
    <style:style style:name="ACOL-5" style:family="table-column">
      <style:table-column-properties style:column-width="108.75pt" style:use-optimal-column-width="true"/>
    </style:style>
    <style:style style:name="ACOL-6" style:family="table-column">
      <style:table-column-properties style:column-width="52.5pt" style:use-optimal-column-width="true"/>
    </style:style>
    <style:style style:name="AROW-1" style:family="table-row"/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  <style:style style:name="so-g-2" style:family="graphic">
      <style:graphic-properties style:print-content="true"/>
      <style:text-properties/>
    </style:style>
    <style:style style:name="so-g-3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R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5"/>
        <table:table-column table:style-name="ACOL-4"/>
        <table:table-column table:style-name="ACOL-5"/>
        <table:table-column table:style-name="ACOL-6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fastprop</text:p>
          </table:table-cell>
          <table:table-cell table:style-name="Gnumeric-default" office:value-type="string">
            <text:p>chemprop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0.85882400000000003">
            <text:p>0.858824</text:p>
          </table:table-cell>
          <table:table-cell table:style-name="Gnumeric-default" office:value-type="float" office:value="0.78823529411764703">
            <text:p>0.788235294117647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0.84705900000000001">
            <text:p>0.847059</text:p>
          </table:table-cell>
          <table:table-cell table:style-name="Gnumeric-default" office:value-type="float" office:value="0.85882352941176465">
            <text:p>0.858823529411765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float" office:value="0.89411799999999997">
            <text:p>0.894118</text:p>
          </table:table-cell>
          <table:table-cell table:style-name="Gnumeric-default" office:value-type="float" office:value="0.85882352941176465">
            <text:p>0.858823529411765</text:p>
          </table:table-cell>
          <table:table-cell table:number-columns-repeated="5" table:style-name="Gnumeric-default"/>
          <table:table-cell table:number-columns-spanned="4" table:style-name="ACE-1" office:value-type="string">
            <text:p>Wilcoxon-Mann-Whitney Test</text:p>
          </table:table-cell>
          <table:covered-table-cell table:number-columns-repeated="3"/>
          <table:table-cell table:number-columns-repeated="245" table:style-name="Gnumeric-default"/>
        </table:table-row>
        <table:table-row table:style-name="AROW-0">
          <table:table-cell table:style-name="Gnumeric-default" office:value-type="float" office:value="0.92941200000000002">
            <text:p>0.929412</text:p>
          </table:table-cell>
          <table:table-cell table:style-name="Gnumeric-default" office:value-type="float" office:value="0.78823529411764703">
            <text:p>0.788235294117647</text:p>
          </table:table-cell>
          <table:table-cell table:number-columns-repeated="5" table:style-name="Gnumeric-default"/>
          <table:table-cell table:style-name="ACE-1"/>
          <table:table-cell table:style-name="ACE-1" table:formula="of:=[$'ARA'.$A$1:.$A$1]" office:value-type="string" office:string-value="fastprop">
            <text:p>fastprop</text:p>
          </table:table-cell>
          <table:table-cell table:style-name="ACE-1" table:formula="of:=[$'ARA'.$B$1:.$B$1]" office:value-type="string" office:string-value="chemprop">
            <text:p>chemprop</text:p>
          </table:table-cell>
          <table:table-cell table:style-name="ACE-1" office:value-type="string">
            <text:p>Total</text:p>
          </table:table-cell>
          <table:table-cell table:number-columns-repeated="245" table:style-name="Gnumeric-default"/>
        </table:table-row>
        <table:table-row table:style-name="AROW-0">
          <table:table-cell table:number-columns-repeated="7" table:style-name="Gnumeric-default"/>
          <table:table-cell table:style-name="ACE-1" office:value-type="string">
            <text:p>Rank-Sum</text:p>
          </table:table-cell>
          <table:table-cell table:style-name="Gnumeric-default" table:number-matrix-columns-spanned="1" table:number-matrix-rows-spanned="1" table:formula="of:=SUM(IF(ISBLANK([$'ARA'.$A$2:.$A$5]);0;COM.MICROSOFT.RANK.AVG([$'ARA'.$A$2:.$A$5];[$'ARA'.$A$2:.$B$5];1)))" office:value-type="float" office:value="24">
            <text:p>24</text:p>
          </table:table-cell>
          <table:table-cell table:style-name="Gnumeric-default" table:number-matrix-columns-spanned="1" table:number-matrix-rows-spanned="1" table:formula="of:=SUM(IF(ISBLANK([$'ARA'.$B$2:.$B$5]);0;COM.MICROSOFT.RANK.AVG([$'ARA'.$B$2:.$B$5];[$'ARA'.$A$2:.$B$5];1)))" office:value-type="float" office:value="12">
            <text:p>12</text:p>
          </table:table-cell>
          <table:table-cell table:style-name="Gnumeric-default" table:formula="of:=COUNT([$'ARA'.$A$2:.$B$5])*(COUNT([$'ARA'.$A$2:.$B$5])+1)/2" office:value-type="float" office:value="36">
            <text:p>36</text:p>
          </table:table-cell>
          <table:table-cell table:number-columns-repeated="245" table:style-name="Gnumeric-default"/>
        </table:table-row>
        <table:table-row table:style-name="AROW-0">
          <table:table-cell table:number-columns-repeated="7" table:style-name="Gnumeric-default"/>
          <table:table-cell table:style-name="ACE-1" office:value-type="string">
            <text:p>N</text:p>
          </table:table-cell>
          <table:table-cell table:style-name="Gnumeric-default" table:formula="of:=COUNT([$'ARA'.$A$2:.$A$5])" office:value-type="float" office:value="4">
            <text:p>4</text:p>
          </table:table-cell>
          <table:table-cell table:style-name="Gnumeric-default" table:formula="of:=COUNT([$'ARA'.$B$2:.$B$5])" office:value-type="float" office:value="4">
            <text:p>4</text:p>
          </table:table-cell>
          <table:table-cell table:style-name="Gnumeric-default" table:formula="of:=COUNT([$'ARA'.$A$2:.$B$5])" office:value-type="float" office:value="8">
            <text:p>8</text:p>
          </table:table-cell>
          <table:table-cell table:number-columns-repeated="245" table:style-name="Gnumeric-default"/>
        </table:table-row>
        <table:table-row table:style-name="AROW-0">
          <table:table-cell table:number-columns-repeated="7" table:style-name="Gnumeric-default"/>
          <table:table-cell table:style-name="ACE-1" office:value-type="string">
            <text:p>U</text:p>
          </table:table-cell>
          <table:table-cell table:style-name="Gnumeric-default" table:formula="of:=[.I6]-[.I7]*([.I7]+1)/2" office:value-type="float" office:value="14">
            <text:p>14</text:p>
          </table:table-cell>
          <table:table-cell table:style-name="Gnumeric-default" table:formula="of:=[.J6]-[.J7]*([.J7]+1)/2" office:value-type="float" office:value="2">
            <text:p>2</text:p>
          </table:table-cell>
          <table:table-cell table:style-name="Gnumeric-default" table:formula="of:=[.I7]*[.J7]" office:value-type="float" office:value="16">
            <text:p>16</text:p>
          </table:table-cell>
          <table:table-cell table:number-columns-repeated="245" table:style-name="Gnumeric-default"/>
        </table:table-row>
        <table:table-row table:style-name="AROW-0">
          <table:table-cell table:number-columns-repeated="7" table:style-name="Gnumeric-default"/>
          <table:table-cell table:style-name="ACE-1" office:value-type="string">
            <text:p>Ties</text:p>
          </table:table-cell>
          <table:table-cell table:style-name="Gnumeric-default" table:number-matrix-columns-spanned="1" table:number-matrix-rows-spanned="1" table:formula="of:=SUM(COM.MICROSOFT.RANK.AVG([$'ARA'.$A$2:.$B$5];[$'ARA'.$A$2:.$B$5])-RANK([$'ARA'.$A$2:.$B$5];[$'ARA'.$A$2:.$B$5]))" office:value-type="float" office:value="2">
            <text:p>2</text:p>
          </table:table-cell>
          <table:table-cell table:number-columns-repeated="247" table:style-name="Gnumeric-default"/>
        </table:table-row>
        <table:table-row table:style-name="AROW-0">
          <table:table-cell table:number-columns-repeated="7" table:style-name="Gnumeric-default"/>
          <table:table-cell table:style-name="ACE-1" office:value-type="string">
            <text:p>Statistic</text:p>
          </table:table-cell>
          <table:table-cell table:style-name="Gnumeric-default" table:formula="of:=MIN([.I6];[.J6])" office:value-type="float" office:value="12">
            <text:p>12</text:p>
          </table:table-cell>
          <table:table-cell table:number-columns-repeated="247" table:style-name="Gnumeric-default"/>
        </table:table-row>
        <table:table-row table:style-name="AROW-0">
          <table:table-cell table:number-columns-repeated="7" table:style-name="Gnumeric-default"/>
          <table:table-cell table:style-name="ACE-1" office:value-type="string">
            <text:p>U-Statistic</text:p>
          </table:table-cell>
          <table:table-cell table:style-name="Gnumeric-default" table:formula="of:=MIN([.I8];[.J8])" office:value-type="float" office:value="2">
            <text:p>2</text:p>
          </table:table-cell>
          <table:table-cell table:number-columns-repeated="247" table:style-name="Gnumeric-default"/>
        </table:table-row>
        <table:table-row table:style-name="AROW-0">
          <table:table-cell table:number-columns-repeated="7" table:style-name="Gnumeric-default"/>
          <table:table-cell table:style-name="ACE-1" office:value-type="string">
            <text:p>p-Value</text:p>
          </table:table-cell>
          <table:table-cell table:style-name="Gnumeric-default" table:formula="of:=2*NORMDIST([.I11];[.I7]*[.J7]/2;SQRT([.I7]*[.J7]*([.I7]+[.J7]+1)/12);TRUE())" office:value-type="float" office:value="0.083264516663550392">
            <office:annotation>
              <text:p>This p-value is calculated using a<text:line-break/>normal approximation, so it is<text:line-break/>only valid for large samples of<text:line-break/>at least 15 observations in each<text:line-break/>population, and few if any ties.</text:p>
            </office:annotation>
            <text:p>0.0832645166635504</text:p>
          </table:table-cell>
          <table:table-cell table:number-columns-repeated="247" table:style-name="Gnumeric-default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ARA&quot;" table:base-cell-address="$'ARA'.$A$1"/>
          <table:named-expression table:name="Print_Area" table:expression="of:=#REF!" table:base-cell-address="$'ARA'.$A$1"/>
        </table:named-expressions>
      </table:table>
      <table:table table:name="Flash" table:style-name="ta-1" table:print="true">
        <office:forms form:automatic-focus="false" form:apply-design-mode="false">
          <form:form/>
        </office:forms>
        <table:table-column table:default-cell-style-name="ACE-2" table:style-name="ACOL-4"/>
        <table:table-column table:default-cell-style-name="ACE-2" table:style-name="ACOL-2"/>
        <table:table-column table:default-cell-style-name="ACE-2" table:style-name="ACOL-0" table:number-columns-repeated="5"/>
        <table:table-column table:default-cell-style-name="ACE-2" table:style-name="ACOL-4"/>
        <table:table-column table:default-cell-style-name="ACE-2" table:style-name="ACOL-2"/>
        <table:table-column table:default-cell-style-name="ACE-2" table:style-name="ACOL-6"/>
        <table:table-column table:default-cell-style-name="ACE-2" table:style-name="ACOL-0"/>
        <table:table-column table:default-cell-style-name="ACE-2" table:style-name="ACOL-0" table:number-columns-repeated="245"/>
        <table:table-row table:style-name="AROW-0">
          <table:table-cell table:style-name="ACE-2" office:value-type="string">
            <text:p>fastprop</text:p>
          </table:table-cell>
          <table:table-cell table:style-name="ACE-2" office:value-type="string">
            <text:p>chemprop</text:p>
          </table:table-cell>
          <table:table-cell table:number-columns-repeated="254" table:style-name="ACE-2"/>
        </table:table-row>
        <table:table-row table:style-name="AROW-0">
          <table:table-cell table:style-name="ACE-2" office:value-type="float" office:value="15.758279999999999">
            <text:p>15.75828</text:p>
          </table:table-cell>
          <table:table-cell table:style-name="ACE-2" office:value-type="float" office:value="19.886388112007491">
            <text:p>19.88638811200749</text:p>
          </table:table-cell>
          <table:table-cell table:number-columns-repeated="254" table:style-name="ACE-2"/>
        </table:table-row>
        <table:table-row table:style-name="AROW-0">
          <table:table-cell table:style-name="ACE-2" office:value-type="float" office:value="11.030409000000001">
            <text:p>11.030409</text:p>
          </table:table-cell>
          <table:table-cell table:style-name="ACE-2" office:value-type="float" office:value="23.552562784757406">
            <text:p>23.55256278475741</text:p>
          </table:table-cell>
          <table:table-cell table:number-columns-repeated="254" table:style-name="ACE-2"/>
        </table:table-row>
        <table:table-row table:style-name="AROW-0">
          <table:table-cell table:style-name="ACE-2" office:value-type="float" office:value="12.905654">
            <text:p>12.905654</text:p>
          </table:table-cell>
          <table:table-cell table:style-name="ACE-2" office:value-type="float" office:value="22.464650219929577">
            <text:p>22.46465021992958</text:p>
          </table:table-cell>
          <table:table-cell table:number-columns-repeated="5" table:style-name="ACE-2"/>
          <table:table-cell table:number-columns-spanned="4" table:style-name="ACE-3" office:value-type="string">
            <text:p>Wilcoxon-Mann-Whitney Test</text:p>
          </table:table-cell>
          <table:covered-table-cell table:number-columns-repeated="3"/>
          <table:table-cell table:number-columns-repeated="245" table:style-name="ACE-2"/>
        </table:table-row>
        <table:table-row table:style-name="AROW-0">
          <table:table-cell table:style-name="ACE-2" office:value-type="float" office:value="12.445732">
            <text:p>12.445732</text:p>
          </table:table-cell>
          <table:table-cell table:style-name="ACE-2" office:value-type="float" office:value="18.784380177702204">
            <text:p>18.7843801777022</text:p>
          </table:table-cell>
          <table:table-cell table:number-columns-repeated="5" table:style-name="ACE-2"/>
          <table:table-cell table:style-name="ACE-3"/>
          <table:table-cell table:style-name="ACE-3" table:formula="of:=[$'Flash'.$A$1:.$A$1]" office:value-type="string" office:string-value="fastprop">
            <text:p>fastprop</text:p>
          </table:table-cell>
          <table:table-cell table:style-name="ACE-3" table:formula="of:=[$'Flash'.$B$1:.$B$1]" office:value-type="string" office:string-value="chemprop">
            <text:p>chemprop</text:p>
          </table:table-cell>
          <table:table-cell table:style-name="ACE-3" office:value-type="string">
            <text:p>Total</text:p>
          </table:table-cell>
          <table:table-cell table:number-columns-repeated="245" table:style-name="ACE-2"/>
        </table:table-row>
        <table:table-row table:style-name="AROW-0">
          <table:table-cell table:number-columns-repeated="7" table:style-name="ACE-2"/>
          <table:table-cell table:style-name="ACE-3" office:value-type="string">
            <text:p>Rank-Sum</text:p>
          </table:table-cell>
          <table:table-cell table:style-name="ACE-2" table:number-matrix-columns-spanned="1" table:number-matrix-rows-spanned="1" table:formula="of:=SUM(IF(ISBLANK([$'Flash'.$A$2:.$A$5]);0;COM.MICROSOFT.RANK.AVG([$'Flash'.$A$2:.$A$5];[$'Flash'.$A$2:.$B$5];1)))" office:value-type="float" office:value="10">
            <text:p>10</text:p>
          </table:table-cell>
          <table:table-cell table:style-name="ACE-2" table:number-matrix-columns-spanned="1" table:number-matrix-rows-spanned="1" table:formula="of:=SUM(IF(ISBLANK([$'Flash'.$B$2:.$B$5]);0;COM.MICROSOFT.RANK.AVG([$'Flash'.$B$2:.$B$5];[$'Flash'.$A$2:.$B$5];1)))" office:value-type="float" office:value="26">
            <text:p>26</text:p>
          </table:table-cell>
          <table:table-cell table:style-name="ACE-2" table:formula="of:=COUNT([$'Flash'.$A$2:.$B$5])*(COUNT([$'Flash'.$A$2:.$B$5])+1)/2" office:value-type="float" office:value="36">
            <text:p>36</text:p>
          </table:table-cell>
          <table:table-cell table:number-columns-repeated="245" table:style-name="ACE-2"/>
        </table:table-row>
        <table:table-row table:style-name="AROW-0">
          <table:table-cell table:number-columns-repeated="7" table:style-name="ACE-2"/>
          <table:table-cell table:style-name="ACE-3" office:value-type="string">
            <text:p>N</text:p>
          </table:table-cell>
          <table:table-cell table:style-name="ACE-2" table:formula="of:=COUNT([$'Flash'.$A$2:.$A$5])" office:value-type="float" office:value="4">
            <text:p>4</text:p>
          </table:table-cell>
          <table:table-cell table:style-name="ACE-2" table:formula="of:=COUNT([$'Flash'.$B$2:.$B$5])" office:value-type="float" office:value="4">
            <text:p>4</text:p>
          </table:table-cell>
          <table:table-cell table:style-name="ACE-2" table:formula="of:=COUNT([$'Flash'.$A$2:.$B$5])" office:value-type="float" office:value="8">
            <text:p>8</text:p>
          </table:table-cell>
          <table:table-cell table:number-columns-repeated="245" table:style-name="ACE-2"/>
        </table:table-row>
        <table:table-row table:style-name="AROW-0">
          <table:table-cell table:number-columns-repeated="7" table:style-name="ACE-2"/>
          <table:table-cell table:style-name="ACE-3" office:value-type="string">
            <text:p>U</text:p>
          </table:table-cell>
          <table:table-cell table:style-name="ACE-2" table:formula="of:=[.I6]-[.I7]*([.I7]+1)/2" office:value-type="float" office:value="0">
            <text:p>0</text:p>
          </table:table-cell>
          <table:table-cell table:style-name="ACE-2" table:formula="of:=[.J6]-[.J7]*([.J7]+1)/2" office:value-type="float" office:value="16">
            <text:p>16</text:p>
          </table:table-cell>
          <table:table-cell table:style-name="ACE-2" table:formula="of:=[.I7]*[.J7]" office:value-type="float" office:value="16">
            <text:p>16</text:p>
          </table:table-cell>
          <table:table-cell table:number-columns-repeated="245" table:style-name="ACE-2"/>
        </table:table-row>
        <table:table-row table:style-name="AROW-0">
          <table:table-cell table:number-columns-repeated="7" table:style-name="ACE-2"/>
          <table:table-cell table:style-name="ACE-3" office:value-type="string">
            <text:p>Ties</text:p>
          </table:table-cell>
          <table:table-cell table:style-name="ACE-2" table:number-matrix-columns-spanned="1" table:number-matrix-rows-spanned="1" table:formula="of:=SUM(COM.MICROSOFT.RANK.AVG([$'Flash'.$A$2:.$B$5];[$'Flash'.$A$2:.$B$5])-RANK([$'Flash'.$A$2:.$B$5];[$'Flash'.$A$2:.$B$5]))" office:value-type="float" office:value="0">
            <text:p>0</text:p>
          </table:table-cell>
          <table:table-cell table:number-columns-repeated="247" table:style-name="ACE-2"/>
        </table:table-row>
        <table:table-row table:style-name="AROW-0">
          <table:table-cell table:number-columns-repeated="7" table:style-name="ACE-2"/>
          <table:table-cell table:style-name="ACE-3" office:value-type="string">
            <text:p>Statistic</text:p>
          </table:table-cell>
          <table:table-cell table:style-name="ACE-2" table:formula="of:=MIN([.I6];[.J6])" office:value-type="float" office:value="10">
            <text:p>10</text:p>
          </table:table-cell>
          <table:table-cell table:number-columns-repeated="247" table:style-name="ACE-2"/>
        </table:table-row>
        <table:table-row table:style-name="AROW-0">
          <table:table-cell table:number-columns-repeated="7" table:style-name="ACE-2"/>
          <table:table-cell table:style-name="ACE-3" office:value-type="string">
            <text:p>U-Statistic</text:p>
          </table:table-cell>
          <table:table-cell table:style-name="ACE-2" table:formula="of:=MIN([.I8];[.J8])" office:value-type="float" office:value="0">
            <text:p>0</text:p>
          </table:table-cell>
          <table:table-cell table:number-columns-repeated="247" table:style-name="ACE-2"/>
        </table:table-row>
        <table:table-row table:style-name="AROW-0">
          <table:table-cell table:number-columns-repeated="7" table:style-name="ACE-2"/>
          <table:table-cell table:style-name="ACE-3" office:value-type="string">
            <text:p>p-Value</text:p>
          </table:table-cell>
          <table:table-cell table:style-name="ACE-2" table:formula="of:=2*NORMDIST([.I11];[.I7]*[.J7]/2;SQRT([.I7]*[.J7]*([.I7]+[.J7]+1)/12);TRUE())" office:value-type="float" office:value="0.020921335337794011">
            <office:annotation>
              <text:p>This p-value is calculated using a<text:line-break/>normal approximation, so it is<text:line-break/>only valid for large samples of<text:line-break/>at least 15 observations in each<text:line-break/>population, and few if any ties.</text:p>
            </office:annotation>
            <text:p>0.020921335337794</text:p>
          </table:table-cell>
          <table:table-cell table:number-columns-repeated="247" table:style-name="ACE-2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Flash&quot;" table:base-cell-address="$'Flash'.$A$1"/>
          <table:named-expression table:name="Print_Area" table:expression="of:=#REF!" table:base-cell-address="$'Flash'.$A$1"/>
        </table:named-expressions>
      </table:table>
      <table:table table:name="YSI" table:style-name="ta-2" table:print="true">
        <office:forms form:automatic-focus="false" form:apply-design-mode="false">
          <form:form/>
        </office:forms>
        <table:table-column table:default-cell-style-name="ACE-4" table:style-name="ACOL-4"/>
        <table:table-column table:default-cell-style-name="ACE-4" table:style-name="ACOL-2"/>
        <table:table-column table:default-cell-style-name="ACE-4" table:style-name="ACOL-0" table:number-columns-repeated="4"/>
        <table:table-column table:default-cell-style-name="ACE-4" table:style-name="ACOL-4"/>
        <table:table-column table:default-cell-style-name="ACE-4" table:style-name="ACOL-2"/>
        <table:table-column table:default-cell-style-name="ACE-4" table:style-name="ACOL-6"/>
        <table:table-column table:default-cell-style-name="ACE-4" table:style-name="ACOL-0"/>
        <table:table-column table:default-cell-style-name="ACE-4" table:style-name="ACOL-0" table:number-columns-repeated="246"/>
        <table:table-row table:style-name="AROW-0">
          <table:table-cell table:style-name="ACE-4" office:value-type="string">
            <text:p>fastprop</text:p>
          </table:table-cell>
          <table:table-cell table:style-name="ACE-4" office:value-type="string">
            <text:p>chemprop</text:p>
          </table:table-cell>
          <table:table-cell table:number-columns-repeated="254" table:style-name="ACE-4"/>
        </table:table-row>
        <table:table-row table:style-name="AROW-0">
          <table:table-cell table:style-name="ACE-4" office:value-type="float" office:value="23.467987000000001">
            <text:p>23.467987</text:p>
          </table:table-cell>
          <table:table-cell table:style-name="ACE-4" office:value-type="float" office:value="36.022529857352779">
            <text:p>36.02252985735278</text:p>
          </table:table-cell>
          <table:table-cell table:number-columns-repeated="254" table:style-name="ACE-4"/>
        </table:table-row>
        <table:table-row table:style-name="AROW-0">
          <table:table-cell table:style-name="ACE-4" office:value-type="float" office:value="23.025031999999999">
            <text:p>23.025032</text:p>
          </table:table-cell>
          <table:table-cell table:style-name="ACE-4" office:value-type="float" office:value="28.671439803100551">
            <text:p>28.67143980310055</text:p>
          </table:table-cell>
          <table:table-cell table:number-columns-repeated="254" table:style-name="ACE-4"/>
        </table:table-row>
        <table:table-row table:style-name="AROW-0">
          <table:table-cell table:style-name="ACE-4" office:value-type="float" office:value="36.137867">
            <text:p>36.137867</text:p>
          </table:table-cell>
          <table:table-cell table:style-name="ACE-4" office:value-type="float" office:value="19.299022752593977">
            <text:p>19.29902275259398</text:p>
          </table:table-cell>
          <table:table-cell table:number-columns-repeated="254" table:style-name="ACE-4"/>
        </table:table-row>
        <table:table-row table:style-name="AROW-0">
          <table:table-cell table:style-name="ACE-4" office:value-type="float" office:value="18.945625">
            <text:p>18.945625</text:p>
          </table:table-cell>
          <table:table-cell table:style-name="ACE-4" office:value-type="float" office:value="30.276747474301935">
            <text:p>30.27674747430193</text:p>
          </table:table-cell>
          <table:table-cell table:number-columns-repeated="4" table:style-name="ACE-4"/>
          <table:table-cell table:number-columns-spanned="4" table:style-name="ACE-5" office:value-type="string">
            <text:p>Wilcoxon-Mann-Whitney Test</text:p>
          </table:table-cell>
          <table:covered-table-cell table:number-columns-repeated="3"/>
          <table:table-cell table:number-columns-repeated="246" table:style-name="ACE-4"/>
        </table:table-row>
        <table:table-row table:style-name="AROW-0">
          <table:table-cell table:style-name="ACE-4" office:value-type="float" office:value="22.486076000000001">
            <text:p>22.486076</text:p>
          </table:table-cell>
          <table:table-cell table:style-name="ACE-4" office:value-type="float" office:value="35.981274334497918">
            <text:p>35.98127433449792</text:p>
          </table:table-cell>
          <table:table-cell table:number-columns-repeated="4" table:style-name="ACE-4"/>
          <table:table-cell table:style-name="ACE-5"/>
          <table:table-cell table:style-name="ACE-5" table:formula="of:=[$'YSI'.$A$1:.$A$1]" office:value-type="string" office:string-value="fastprop">
            <text:p>fastprop</text:p>
          </table:table-cell>
          <table:table-cell table:style-name="ACE-5" table:formula="of:=[$'YSI'.$B$1:.$B$1]" office:value-type="string" office:string-value="chemprop">
            <text:p>chemprop</text:p>
          </table:table-cell>
          <table:table-cell table:style-name="ACE-5" office:value-type="string">
            <text:p>Total</text:p>
          </table:table-cell>
          <table:table-cell table:number-columns-repeated="246" table:style-name="ACE-4"/>
        </table:table-row>
        <table:table-row table:style-name="AROW-0">
          <table:table-cell table:style-name="ACE-4" office:value-type="float" office:value="27.817769999999999">
            <text:p>27.81777</text:p>
          </table:table-cell>
          <table:table-cell table:style-name="ACE-4" office:value-type="float" office:value="22.452638572369263">
            <text:p>22.45263857236926</text:p>
          </table:table-cell>
          <table:table-cell table:number-columns-repeated="4" table:style-name="ACE-4"/>
          <table:table-cell table:style-name="ACE-5" office:value-type="string">
            <text:p>Rank-Sum</text:p>
          </table:table-cell>
          <table:table-cell table:style-name="ACE-4" table:number-matrix-columns-spanned="1" table:number-matrix-rows-spanned="1" table:formula="of:=SUM(IF(ISBLANK([$'YSI'.$A$2:.$A$9]);0;COM.MICROSOFT.RANK.AVG([$'YSI'.$A$2:.$A$9];[$'YSI'.$A$2:.$B$9];1)))" office:value-type="float" office:value="58">
            <text:p>58</text:p>
          </table:table-cell>
          <table:table-cell table:style-name="ACE-4" table:number-matrix-columns-spanned="1" table:number-matrix-rows-spanned="1" table:formula="of:=SUM(IF(ISBLANK([$'YSI'.$B$2:.$B$9]);0;COM.MICROSOFT.RANK.AVG([$'YSI'.$B$2:.$B$9];[$'YSI'.$A$2:.$B$9];1)))" office:value-type="float" office:value="78">
            <text:p>78</text:p>
          </table:table-cell>
          <table:table-cell table:style-name="ACE-4" table:formula="of:=COUNT([$'YSI'.$A$2:.$B$9])*(COUNT([$'YSI'.$A$2:.$B$9])+1)/2" office:value-type="float" office:value="136">
            <text:p>136</text:p>
          </table:table-cell>
          <table:table-cell table:number-columns-repeated="246" table:style-name="ACE-4"/>
        </table:table-row>
        <table:table-row table:style-name="AROW-0">
          <table:table-cell table:style-name="ACE-4" office:value-type="float" office:value="22.706475999999999">
            <text:p>22.706476</text:p>
          </table:table-cell>
          <table:table-cell table:style-name="ACE-4" office:value-type="float" office:value="34.562219363551719">
            <text:p>34.56221936355172</text:p>
          </table:table-cell>
          <table:table-cell table:number-columns-repeated="4" table:style-name="ACE-4"/>
          <table:table-cell table:style-name="ACE-5" office:value-type="string">
            <text:p>N</text:p>
          </table:table-cell>
          <table:table-cell table:style-name="ACE-4" table:formula="of:=COUNT([$'YSI'.$A$2:.$A$9])" office:value-type="float" office:value="8">
            <text:p>8</text:p>
          </table:table-cell>
          <table:table-cell table:style-name="ACE-4" table:formula="of:=COUNT([$'YSI'.$B$2:.$B$9])" office:value-type="float" office:value="8">
            <text:p>8</text:p>
          </table:table-cell>
          <table:table-cell table:style-name="ACE-4" table:formula="of:=COUNT([$'YSI'.$A$2:.$B$9])" office:value-type="float" office:value="16">
            <text:p>16</text:p>
          </table:table-cell>
          <table:table-cell table:number-columns-repeated="246" table:style-name="ACE-4"/>
        </table:table-row>
        <table:table-row table:style-name="AROW-0">
          <table:table-cell table:style-name="ACE-4" office:value-type="float" office:value="25.514749999999999">
            <text:p>25.51475</text:p>
          </table:table-cell>
          <table:table-cell table:style-name="ACE-4" office:value-type="float" office:value="23.971798085913189">
            <text:p>23.97179808591319</text:p>
          </table:table-cell>
          <table:table-cell table:number-columns-repeated="4" table:style-name="ACE-4"/>
          <table:table-cell table:style-name="ACE-5" office:value-type="string">
            <text:p>U</text:p>
          </table:table-cell>
          <table:table-cell table:style-name="ACE-4" table:formula="of:=[.H7]-[.H8]*([.H8]+1)/2" office:value-type="float" office:value="22">
            <text:p>22</text:p>
          </table:table-cell>
          <table:table-cell table:style-name="ACE-4" table:formula="of:=[.I7]-[.I8]*([.I8]+1)/2" office:value-type="float" office:value="42">
            <text:p>42</text:p>
          </table:table-cell>
          <table:table-cell table:style-name="ACE-4" table:formula="of:=[.H8]*[.I8]" office:value-type="float" office:value="64">
            <text:p>64</text:p>
          </table:table-cell>
          <table:table-cell table:number-columns-repeated="246" table:style-name="ACE-4"/>
        </table:table-row>
        <table:table-row table:style-name="AROW-0">
          <table:table-cell table:number-columns-repeated="6" table:style-name="ACE-4"/>
          <table:table-cell table:style-name="ACE-5" office:value-type="string">
            <text:p>Ties</text:p>
          </table:table-cell>
          <table:table-cell table:style-name="ACE-4" table:number-matrix-columns-spanned="1" table:number-matrix-rows-spanned="1" table:formula="of:=SUM(COM.MICROSOFT.RANK.AVG([$'YSI'.$A$2:.$B$9];[$'YSI'.$A$2:.$B$9])-RANK([$'YSI'.$A$2:.$B$9];[$'YSI'.$A$2:.$B$9]))" office:value-type="float" office:value="0">
            <text:p>0</text:p>
          </table:table-cell>
          <table:table-cell table:number-columns-repeated="248" table:style-name="ACE-4"/>
        </table:table-row>
        <table:table-row table:style-name="AROW-0">
          <table:table-cell table:number-columns-repeated="6" table:style-name="ACE-4"/>
          <table:table-cell table:style-name="ACE-5" office:value-type="string">
            <text:p>Statistic</text:p>
          </table:table-cell>
          <table:table-cell table:style-name="ACE-4" table:formula="of:=MIN([.H7];[.I7])" office:value-type="float" office:value="58">
            <text:p>58</text:p>
          </table:table-cell>
          <table:table-cell table:number-columns-repeated="248" table:style-name="ACE-4"/>
        </table:table-row>
        <table:table-row table:style-name="AROW-0">
          <table:table-cell table:number-columns-repeated="6" table:style-name="ACE-4"/>
          <table:table-cell table:style-name="ACE-5" office:value-type="string">
            <text:p>U-Statistic</text:p>
          </table:table-cell>
          <table:table-cell table:style-name="ACE-4" table:formula="of:=MIN([.H9];[.I9])" office:value-type="float" office:value="22">
            <text:p>22</text:p>
          </table:table-cell>
          <table:table-cell table:number-columns-repeated="248" table:style-name="ACE-4"/>
        </table:table-row>
        <table:table-row table:style-name="AROW-0">
          <table:table-cell table:number-columns-repeated="6" table:style-name="ACE-4"/>
          <table:table-cell table:style-name="ACE-5" office:value-type="string">
            <text:p>p-Value</text:p>
          </table:table-cell>
          <table:table-cell table:style-name="ACE-4" table:formula="of:=2*NORMDIST([.H12];[.H8]*[.I8]/2;SQRT([.H8]*[.I8]*([.H8]+[.I8]+1)/12);TRUE())" office:value-type="float" office:value="0.29362154392890588">
            <office:annotation>
              <text:p>This p-value is calculated using a<text:line-break/>normal approximation, so it is<text:line-break/>only valid for large samples of<text:line-break/>at least 15 observations in each<text:line-break/>population, and few if any ties.</text:p>
            </office:annotation>
            <text:p>0.293621543928906</text:p>
          </table:table-cell>
          <table:table-cell table:number-columns-repeated="248" table:style-name="ACE-4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YSI&quot;" table:base-cell-address="$'YSI'.$A$1"/>
          <table:named-expression table:name="Print_Area" table:expression="of:=#REF!" table:base-cell-address="$'YSI'.$A$1"/>
        </table:named-expressions>
      </table:table>
      <table:table table:name="PAH" table:style-name="ta-3" table:print="true">
        <office:forms form:automatic-focus="false" form:apply-design-mode="false">
          <form:form/>
        </office:forms>
        <table:table-column table:default-cell-style-name="ACE-6" table:style-name="ACOL-1"/>
        <table:table-column table:default-cell-style-name="ACE-6" table:style-name="ACOL-5"/>
        <table:table-column table:default-cell-style-name="ACE-6" table:style-name="ACOL-0" table:number-columns-repeated="4"/>
        <table:table-column table:default-cell-style-name="ACE-6" table:style-name="ACOL-4"/>
        <table:table-column table:default-cell-style-name="ACE-6" table:style-name="ACOL-2"/>
        <table:table-column table:default-cell-style-name="ACE-6" table:style-name="ACOL-6"/>
        <table:table-column table:default-cell-style-name="ACE-6" table:style-name="ACOL-0"/>
        <table:table-column table:default-cell-style-name="ACE-6" table:style-name="ACOL-0" table:number-columns-repeated="246"/>
        <table:table-row table:style-name="AROW-0">
          <table:table-cell table:style-name="ACE-6" office:value-type="string">
            <text:p>fastprop</text:p>
          </table:table-cell>
          <table:table-cell table:style-name="ACE-6" office:value-type="string">
            <text:p>chemprop</text:p>
          </table:table-cell>
          <table:table-cell table:number-columns-repeated="254" table:style-name="ACE-6"/>
        </table:table-row>
        <table:table-row table:style-name="AROW-0">
          <table:table-cell table:style-name="ACE-6" office:value-type="float" office:value="0.93959499999999996">
            <text:p>0.939595</text:p>
          </table:table-cell>
          <table:table-cell table:style-name="ACE-6" office:value-type="float" office:value="0.50246208627375299">
            <text:p>0.502462086273753</text:p>
          </table:table-cell>
          <table:table-cell table:number-columns-repeated="254" table:style-name="ACE-6"/>
        </table:table-row>
        <table:table-row table:style-name="AROW-0">
          <table:table-cell table:style-name="ACE-6" office:value-type="float" office:value="0.98391099999999998">
            <text:p>0.983911</text:p>
          </table:table-cell>
          <table:table-cell table:style-name="ACE-6" office:value-type="float" office:value="0.7729733835836915">
            <text:p>0.7729733835836915</text:p>
          </table:table-cell>
          <table:table-cell table:number-columns-repeated="254" table:style-name="ACE-6"/>
        </table:table-row>
        <table:table-row table:style-name="AROW-0">
          <table:table-cell table:style-name="ACE-6" office:value-type="float" office:value="0.99799000000000004">
            <text:p>0.99799</text:p>
          </table:table-cell>
          <table:table-cell table:style-name="ACE-6" office:value-type="float" office:value="0.8170510411737727">
            <text:p>0.8170510411737727</text:p>
          </table:table-cell>
          <table:table-cell table:number-columns-repeated="4" table:style-name="ACE-6"/>
          <table:table-cell table:number-columns-spanned="4" table:style-name="ACE-7" office:value-type="string">
            <text:p>Wilcoxon-Mann-Whitney Test</text:p>
          </table:table-cell>
          <table:covered-table-cell table:number-columns-repeated="3"/>
          <table:table-cell table:number-columns-repeated="246" table:style-name="ACE-6"/>
        </table:table-row>
        <table:table-row table:style-name="AROW-0">
          <table:table-cell table:style-name="ACE-6" office:value-type="float" office:value="0.97522399999999998">
            <text:p>0.975224</text:p>
          </table:table-cell>
          <table:table-cell table:style-name="ACE-6" office:value-type="float" office:value="0.89284154013186068">
            <text:p>0.8928415401318607</text:p>
          </table:table-cell>
          <table:table-cell table:number-columns-repeated="4" table:style-name="ACE-6"/>
          <table:table-cell table:style-name="ACE-7"/>
          <table:table-cell table:style-name="ACE-7" table:formula="of:=[$'PAH'.$A$1:.$A$1]" office:value-type="string" office:string-value="fastprop">
            <text:p>fastprop</text:p>
          </table:table-cell>
          <table:table-cell table:style-name="ACE-7" table:formula="of:=[$'PAH'.$B$1:.$B$1]" office:value-type="string" office:string-value="chemprop">
            <text:p>chemprop</text:p>
          </table:table-cell>
          <table:table-cell table:style-name="ACE-7" office:value-type="string">
            <text:p>Total</text:p>
          </table:table-cell>
          <table:table-cell table:number-columns-repeated="246" table:style-name="ACE-6"/>
        </table:table-row>
        <table:table-row table:style-name="AROW-0">
          <table:table-cell table:style-name="ACE-6" office:value-type="float" office:value="0.999278">
            <text:p>0.999278</text:p>
          </table:table-cell>
          <table:table-cell table:style-name="ACE-6" office:value-type="float" office:value="0.53829230633298364">
            <text:p>0.5382923063329836</text:p>
          </table:table-cell>
          <table:table-cell table:number-columns-repeated="4" table:style-name="ACE-6"/>
          <table:table-cell table:style-name="ACE-7" office:value-type="string">
            <text:p>Rank-Sum</text:p>
          </table:table-cell>
          <table:table-cell table:style-name="ACE-6" table:number-matrix-columns-spanned="1" table:number-matrix-rows-spanned="1" table:formula="of:=SUM(IF(ISBLANK([$'PAH'.$A$2:.$A$9]);0;COM.MICROSOFT.RANK.AVG([$'PAH'.$A$2:.$A$9];ORG.GNUMERIC.ARRAY([$'PAH'.$A$2:.$A$9];[$'PAH'.$B$2:.$B$8]);1)))" office:value-type="float" office:value="92">
            <text:p>92</text:p>
          </table:table-cell>
          <table:table-cell table:style-name="ACE-6" table:number-matrix-columns-spanned="1" table:number-matrix-rows-spanned="1" table:formula="of:=SUM(IF(ISBLANK([$'PAH'.$B$2:.$B$8]);0;COM.MICROSOFT.RANK.AVG([$'PAH'.$B$2:.$B$8];ORG.GNUMERIC.ARRAY([$'PAH'.$A$2:.$A$9];[$'PAH'.$B$2:.$B$8]);1)))" office:value-type="float" office:value="28">
            <text:p>28</text:p>
          </table:table-cell>
          <table:table-cell table:style-name="ACE-6" table:formula="of:=COUNT(ORG.GNUMERIC.ARRAY([$'PAH'.$A$2:.$A$9];[$'PAH'.$B$2:.$B$8]))*(COUNT(ORG.GNUMERIC.ARRAY([$'PAH'.$A$2:.$A$9];[$'PAH'.$B$2:.$B$8]))+1)/2" office:value-type="float" office:value="120">
            <text:p>120</text:p>
          </table:table-cell>
          <table:table-cell table:number-columns-repeated="246" table:style-name="ACE-6"/>
        </table:table-row>
        <table:table-row table:style-name="AROW-0">
          <table:table-cell table:style-name="ACE-6" office:value-type="float" office:value="0.94538999999999995">
            <text:p>0.94539</text:p>
          </table:table-cell>
          <table:table-cell table:style-name="ACE-6" office:value-type="float" office:value="0.36307595889284161">
            <text:p>0.3630759588928416</text:p>
          </table:table-cell>
          <table:table-cell table:number-columns-repeated="4" table:style-name="ACE-6"/>
          <table:table-cell table:style-name="ACE-7" office:value-type="string">
            <text:p>N</text:p>
          </table:table-cell>
          <table:table-cell table:style-name="ACE-6" table:formula="of:=COUNT([$'PAH'.$A$2:.$A$9])" office:value-type="float" office:value="8">
            <text:p>8</text:p>
          </table:table-cell>
          <table:table-cell table:style-name="ACE-6" table:formula="of:=COUNT([$'PAH'.$B$2:.$B$8])" office:value-type="float" office:value="7">
            <text:p>7</text:p>
          </table:table-cell>
          <table:table-cell table:style-name="ACE-6" table:formula="of:=COUNT(ORG.GNUMERIC.ARRAY([$'PAH'.$A$2:.$A$9];[$'PAH'.$B$2:.$B$8]))" office:value-type="float" office:value="15">
            <text:p>15</text:p>
          </table:table-cell>
          <table:table-cell table:number-columns-repeated="246" table:style-name="ACE-6"/>
        </table:table-row>
        <table:table-row table:style-name="AROW-0">
          <table:table-cell table:style-name="ACE-6" office:value-type="float" office:value="0.94377999999999995">
            <text:p>0.94378</text:p>
          </table:table-cell>
          <table:table-cell table:style-name="ACE-6" office:value-type="float" office:value="0.24206519578483876">
            <text:p>0.2420651957848388</text:p>
          </table:table-cell>
          <table:table-cell table:number-columns-repeated="4" table:style-name="ACE-6"/>
          <table:table-cell table:style-name="ACE-7" office:value-type="string">
            <text:p>U</text:p>
          </table:table-cell>
          <table:table-cell table:style-name="ACE-6" table:formula="of:=[.H6]-[.H7]*([.H7]+1)/2" office:value-type="float" office:value="56">
            <text:p>56</text:p>
          </table:table-cell>
          <table:table-cell table:style-name="ACE-6" table:formula="of:=[.I6]-[.I7]*([.I7]+1)/2" office:value-type="float" office:value="0">
            <text:p>0</text:p>
          </table:table-cell>
          <table:table-cell table:style-name="ACE-6" table:formula="of:=[.H7]*[.I7]" office:value-type="float" office:value="56">
            <text:p>56</text:p>
          </table:table-cell>
          <table:table-cell table:number-columns-repeated="246" table:style-name="ACE-6"/>
        </table:table-row>
        <table:table-row table:style-name="AROW-0">
          <table:table-cell table:style-name="ACE-6" office:value-type="float" office:value="0.98780199999999996">
            <text:p>0.987802</text:p>
          </table:table-cell>
          <table:table-cell table:number-columns-repeated="5" table:style-name="ACE-6"/>
          <table:table-cell table:style-name="ACE-7" office:value-type="string">
            <text:p>Ties</text:p>
          </table:table-cell>
          <table:table-cell table:style-name="ACE-6" table:number-matrix-columns-spanned="1" table:number-matrix-rows-spanned="1" table:formula="of:=SUM(COM.MICROSOFT.RANK.AVG(ORG.GNUMERIC.ARRAY([$'PAH'.$A$2:.$A$9];[$'PAH'.$B$2:.$B$8]);ORG.GNUMERIC.ARRAY([$'PAH'.$A$2:.$A$9];[$'PAH'.$B$2:.$B$8]))-RANK(ORG.GNUMERIC.ARRAY([$'PAH'.$A$2:.$A$9];[$'PAH'.$B$2:.$B$8]);ORG.GNUMERIC.ARRAY([$'PAH'.$A$2:.$A$9];[$'PAH'.$B$2:.$B$8])))" office:value-type="float" office:value="0">
            <text:p>0</text:p>
          </table:table-cell>
          <table:table-cell table:number-columns-repeated="248" table:style-name="ACE-6"/>
        </table:table-row>
        <table:table-row table:style-name="AROW-0">
          <table:table-cell table:number-columns-repeated="6" table:style-name="ACE-6"/>
          <table:table-cell table:style-name="ACE-7" office:value-type="string">
            <text:p>Statistic</text:p>
          </table:table-cell>
          <table:table-cell table:style-name="ACE-6" table:formula="of:=MIN([.H6];[.I6])" office:value-type="float" office:value="28">
            <text:p>28</text:p>
          </table:table-cell>
          <table:table-cell table:number-columns-repeated="248" table:style-name="ACE-6"/>
        </table:table-row>
        <table:table-row table:style-name="AROW-0">
          <table:table-cell table:number-columns-repeated="6" table:style-name="ACE-6"/>
          <table:table-cell table:style-name="ACE-7" office:value-type="string">
            <text:p>U-Statistic</text:p>
          </table:table-cell>
          <table:table-cell table:style-name="ACE-6" table:formula="of:=MIN([.H8];[.I8])" office:value-type="float" office:value="0">
            <text:p>0</text:p>
          </table:table-cell>
          <table:table-cell table:number-columns-repeated="248" table:style-name="ACE-6"/>
        </table:table-row>
        <table:table-row table:style-name="AROW-0">
          <table:table-cell table:number-columns-repeated="6" table:style-name="ACE-6"/>
          <table:table-cell table:style-name="ACE-7" office:value-type="string">
            <text:p>p-Value</text:p>
          </table:table-cell>
          <table:table-cell table:style-name="ACE-6" table:formula="of:=2*NORMDIST([.H11];[.H7]*[.I7]/2;SQRT([.H7]*[.I7]*([.H7]+[.I7]+1)/12);TRUE())" office:value-type="float" office:value="0.0011937454448720064">
            <office:annotation>
              <text:p>This p-value is calculated using a<text:line-break/>normal approximation, so it is<text:line-break/>only valid for large samples of<text:line-break/>at least 15 observations in each<text:line-break/>population, and few if any ties.</text:p>
            </office:annotation>
            <text:p>0.001193745444872</text:p>
          </table:table-cell>
          <table:table-cell table:number-columns-repeated="248" table:style-name="ACE-6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PAH&quot;" table:base-cell-address="$'PAH'.$A$1"/>
          <table:named-expression table:name="Print_Area" table:expression="of:=#REF!" table:base-cell-address="$'PAH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R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Flash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YSI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PAH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08-05T20:21:44Z</dc:date>
    <meta:creation-date>2024-08-05T19:31:39Z</meta:creation-date>
    <meta:generator>gnumeric/1.12.51</meta:generator>
  </office:meta>
</office:document-meta>
</file>